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fill="solid" draw:fill-color="#e6e6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4cm" fo:min-width="5.639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Arrow" draw:fill="solid" draw:fill-color="#e6e6ff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11" style:family="graphic" style:parent-style-name="standard">
      <style:graphic-properties draw:fill="solid" draw:fill-color="#e6e6ff" draw:auto-grow-height="false" fo:min-height="0.749cm" fo:min-width="0.499cm" fo:wrap-option="no-wrap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fill="solid" draw:fill-color="#e6e6ff" draw:textarea-horizontal-align="center" draw:textarea-vertical-align="middle" draw:shadow="hidden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11.333cm" svg:height="15.064cm" svg:x="3.673cm" svg:y="7.701cm" svg:viewBox="0 0 11334 15065" draw:points="3514,0 3511,6950 0,6950 0,15065 11331,15065 11334,0">
          <text:p text:style-name="P2"/>
        </draw:polygon>
        <draw:frame draw:style-name="gr2" draw:layer="layout" svg:width="7.86cm" svg:height="0.962cm" svg:x="1.423cm" svg:y="1.423cm">
          <draw:text-box>
            <text:p text:style-name="P2">Ambra Production System</text:p>
          </draw:text-box>
        </draw:frame>
        <draw:custom-shape draw:style-name="gr3" draw:text-style-name="P3" draw:id="id1" draw:layer="layout" svg:width="4.022cm" svg:height="1.482cm" svg:x="2.558cm" svg:y="8.831cm">
          <text:p text:style-name="P3">DOI Resol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2" draw:layer="layout" svg:width="6.273cm" svg:height="1.482cm" svg:x="7.85cm" svg:y="8.831cm">
          <text:p text:style-name="P3">Ambra <text:s text:c="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id="id3" draw:layer="layout" svg:width="2.328cm" svg:height="1.482cm" svg:x="11.795cm" svg:y="10.313cm">
          <text:p text:style-name="P3">Topa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7" draw:layer="layout" svg:width="4.022cm" svg:height="1.482cm" svg:x="2.558cm" svg:y="10.736cm">
          <text:p text:style-name="P3">CAS SS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id="id11" draw:layer="layout" svg:width="4.022cm" svg:height="1.482cm" svg:x="15.393cm" svg:y="6.369cm">
          <text:p text:style-name="P3">SIP Uti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4" draw:layer="layout" svg:width="3.175cm" svg:height="3.175cm" svg:x="4.505cm" svg:y="17.486cm">
          <text:p text:style-name="P3">Mulgar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id="id5" draw:layer="layout" svg:width="3.175cm" svg:height="3.175cm" svg:x="10.39cm" svg:y="17.486cm">
          <text:p text:style-name="P3">Fedora</text:p>
          <text:p text:style-name="P3"><text:span text:style-name="T1">or Simple</text:span></text:p>
          <text:p text:style-name="P3"><text:span text:style-name="T1">Blob</text:span></text:p>
          <text:p text:style-name="P3"><text:span text:style-name="T1">Store</text:span></text:p>
          <text:p text:style-name="P3"><text:span text:style-name="T1">(if embedded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" draw:layer="layout" svg:x1="6.578cm" svg:y1="9.571cm" svg:x2="7.85cm" svg:y2="9.571cm" draw:start-shape="id1" draw:start-glue-point="7" draw:end-shape="id2" draw:end-glue-point="5" svg:d="m6578 9571h1272">
          <text:p text:style-name="P2"/>
        </draw:connector>
        <draw:connector draw:style-name="gr6" draw:text-style-name="P1" draw:layer="layout" draw:line-skew="0.965cm" svg:x1="12.958cm" svg:y1="11.793cm" svg:x2="6.092cm" svg:y2="17.486cm" draw:start-shape="id3" draw:start-glue-point="6" draw:end-shape="id4" draw:end-glue-point="5" svg:d="m12958 11793v3812h-6866v1881">
          <text:p text:style-name="P2"/>
        </draw:connector>
        <draw:connector draw:style-name="gr6" draw:text-style-name="P1" draw:layer="layout" draw:line-skew="0.965cm" svg:x1="12.958cm" svg:y1="11.793cm" svg:x2="11.977cm" svg:y2="17.486cm" draw:start-shape="id3" draw:start-glue-point="6" draw:end-shape="id5" draw:end-glue-point="5" svg:d="m12958 11793v3812h-981v1881">
          <text:p text:style-name="P2"/>
        </draw:connector>
        <draw:connector draw:style-name="gr6" draw:text-style-name="P1" draw:layer="layout" svg:x1="4.592cm" svg:y1="5.445cm" svg:x2="4.568cm" svg:y2="8.831cm" draw:start-shape="id6" draw:end-shape="id1" draw:end-glue-point="4" svg:d="m4592 5445v1693h-24v1693">
          <text:p text:style-name="P2"/>
        </draw:connector>
        <draw:frame draw:style-name="gr7" draw:text-style-name="P4" draw:layer="layout" svg:width="8.679cm" svg:height="1.673cm" svg:x="3.963cm" svg:y="20.896cm">
          <draw:text-box>
            <text:p text:style-name="P2"><text:span text:style-name="T2">These components cam be deployed separately or as a single unit (with Fedora replaced by a simple, embedded blob store </text:span></text:p>
          </draw:text-box>
        </draw:frame>
        <draw:custom-shape draw:style-name="gr8" draw:text-style-name="P1" draw:id="id9" draw:layer="layout" svg:width="3.175cm" svg:height="2.857cm" svg:x="9.405cm" svg:y="3.54cm">
          <text:p text:style-name="P3">Webp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" draw:layer="layout" svg:x1="10.986cm" svg:y1="10.311cm" svg:x2="6.578cm" svg:y2="11.476cm" draw:start-shape="id2" draw:start-glue-point="6" draw:end-shape="id7" draw:end-glue-point="7" svg:d="m10986 10311v1165h-4408">
          <text:p text:style-name="P2"/>
        </draw:connector>
        <draw:custom-shape draw:style-name="gr3" draw:text-style-name="P3" draw:id="id13" draw:layer="layout" svg:width="2.252cm" svg:height="0.847cm" svg:x="11.871cm" svg:y="8.831cm">
          <text:p text:style-name="P3">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8" draw:layer="layout" svg:width="4.022cm" svg:height="1.482cm" svg:x="2.558cm" svg:y="12.641cm">
          <text:p text:style-name="P3">Search</text:p>
          <text:p text:style-name="P3">(Lucene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0.986cm" svg:y1="10.311cm" svg:x2="6.578cm" svg:y2="13.381cm" draw:start-shape="id2" draw:start-glue-point="6" draw:end-shape="id8" draw:end-glue-point="7" svg:d="m10986 10311v3070h-4408">
          <text:p text:style-name="P2"/>
        </draw:connector>
        <draw:connector draw:style-name="gr10" draw:text-style-name="P1" draw:layer="layout" draw:type="line" svg:x1="10.986cm" svg:y1="8.831cm" svg:x2="10.992cm" svg:y2="6.227cm" draw:start-shape="id2" draw:start-glue-point="4" draw:end-shape="id9" draw:end-glue-point="6" svg:d="m10986 8831 6-2604">
          <text:p text:style-name="P2"/>
        </draw:connector>
        <draw:connector draw:style-name="gr10" draw:text-style-name="P1" draw:layer="layout" draw:type="line" svg:x1="4.592cm" svg:y1="5.445cm" svg:x2="7.85cm" svg:y2="9.571cm" draw:start-shape="id6" draw:start-glue-point="2" draw:end-shape="id2" draw:end-glue-point="5" svg:d="m4592 5445 3258 4126">
          <text:p text:style-name="P2"/>
        </draw:connector>
        <draw:custom-shape draw:style-name="gr11" draw:id="id6" draw:layer="layout" svg:width="4.021cm" svg:height="1.481cm" svg:x="2.582cm" svg:y="3.964cm">
          <text:p text:style-name="P3">Reques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3" draw:id="id12" draw:layer="layout" svg:width="4.022cm" svg:height="1.482cm" svg:x="15.393cm" svg:y="8.509cm">
          <text:p text:style-name="P3">Processed</text:p>
          <text:p text:style-name="P3">content f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id="id10" draw:layer="layout" svg:width="4.022cm" svg:height="1.482cm" svg:x="15.393cm" svg:y="4.276cm">
          <text:p text:style-name="P3">Raw content</text:p>
          <text:p text:style-name="P3">fi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17.403cm" svg:y1="5.756cm" svg:x2="17.403cm" svg:y2="6.369cm" draw:start-shape="id10" draw:start-glue-point="6" draw:end-shape="id11" draw:end-glue-point="4" svg:d="m17403 5756v613">
          <text:p text:style-name="P2"/>
        </draw:connector>
        <draw:connector draw:style-name="gr13" draw:text-style-name="P1" draw:layer="layout" svg:x1="17.403cm" svg:y1="7.849cm" svg:x2="17.403cm" svg:y2="8.509cm" draw:start-shape="id11" draw:start-glue-point="6" draw:end-shape="id12" draw:end-glue-point="4" svg:d="m17403 7849v660">
          <text:p text:style-name="P2"/>
        </draw:connector>
        <draw:connector draw:style-name="gr13" draw:text-style-name="P1" draw:layer="layout" svg:x1="15.393cm" svg:y1="9.249cm" svg:x2="14.121cm" svg:y2="9.253cm" draw:start-shape="id12" draw:start-glue-point="5" draw:end-shape="id13" draw:end-glue-point="7" svg:d="m15393 9249h-635v4h-637">
          <text:p text:style-name="P2"/>
        </draw:connector>
      </draw:page>
      <draw:page draw:name="page2" draw:style-name="dp1" draw:master-page-name="Default">
        <office:forms form:automatic-focus="false" form:apply-design-mode="false"/>
        <draw:frame draw:style-name="gr2" draw:text-style-name="P5" draw:layer="layout" svg:width="4.481cm" svg:height="0.962cm" svg:x="1.423cm" svg:y="1.423cm">
          <draw:text-box>
            <text:p text:style-name="P2"><text:span text:style-name="T3">Topaz System</text:span></text:p>
          </draw:text-box>
        </draw:frame>
        <draw:custom-shape draw:style-name="gr8" draw:text-style-name="P6" draw:layer="layout" svg:width="7.73cm" svg:height="1.482cm" svg:x="6.816cm" svg:y="5.846cm">
          <text:p text:style-name="P3"><text:span text:style-name="T3">appl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draw:id="id14" draw:layer="layout" svg:width="7.831cm" svg:height="1.482cm" svg:x="6.715cm" svg:y="9.232cm">
          <text:p text:style-name="P3"><text:span text:style-name="T3">Topa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15" draw:layer="layout" svg:width="3.175cm" svg:height="3.175cm" svg:x="6.333cm" svg:y="14.97cm">
          <text:p text:style-name="P3"><text:span text:style-name="T3">RDF</text:span></text:p>
          <text:p text:style-name="P3"><text:span text:style-name="T3">(Mulgara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id="id16" draw:layer="layout" svg:width="3.175cm" svg:height="3.175cm" svg:x="12.218cm" svg:y="14.97cm">
          <text:p text:style-name="P3"><text:span text:style-name="T4">Blob Store</text:span></text:p>
          <text:p text:style-name="P3"><text:span text:style-name="T4">(Fedora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" draw:layer="layout" svg:x1="10.628cm" svg:y1="10.712cm" svg:x2="7.92cm" svg:y2="14.97cm" draw:start-shape="id14" draw:start-glue-point="6" draw:end-shape="id15" draw:end-glue-point="5" svg:d="m10628 10712v2130h-2708v2128">
          <text:p text:style-name="P2"/>
        </draw:connector>
        <draw:connector draw:style-name="gr6" draw:text-style-name="P3" draw:layer="layout" svg:x1="10.628cm" svg:y1="10.712cm" svg:x2="13.805cm" svg:y2="14.97cm" draw:start-shape="id14" draw:start-glue-point="6" draw:end-shape="id16" draw:end-glue-point="5" svg:d="m10628 10712v2130h3177v2128">
          <text:p text:style-name="P2"/>
        </draw:connector>
        <draw:custom-shape draw:style-name="gr15" draw:text-style-name="P7" draw:layer="layout" svg:width="4.234cm" svg:height="2.117cm" svg:x="14.334cm" svg:y="11.561cm">
          <text:p text:style-name="P3"><text:span text:style-name="T1">Files</text:span></text:p>
          <text:p text:style-name="P3"><text:span text:style-name="T1">(large objects)</text:span></text:p>
          <draw:enhanced-geometry svg:viewBox="0 0 21600 21600" draw:text-areas="800 800 20800 20800" draw:type="round-rectangular-callout" draw:modifiers="-1096.57615112161 41660.0566572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5.292cm" svg:height="2.117cm" svg:x="2.081cm" svg:y="11.561cm">
          <text:p text:style-name="P3"><text:span text:style-name="T1">Graph aspects</text:span></text:p>
          <text:p text:style-name="P3"><text:span text:style-name="T1">(ID, fieldname, etc.)</text:span></text:p>
          <draw:enhanced-geometry svg:viewBox="0 0 21600 21600" draw:text-areas="800 800 20800 20800" draw:type="round-rectangular-callout" draw:modifiers="21579.595692424 40884.985835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4.024cm" svg:height="0.962cm" svg:x="13.7cm" svg:y="7.869cm">
          <draw:text-box>
            <text:p text:style-name="P3">Java objects</text:p>
          </draw:text-box>
        </draw:frame>
        <draw:g>
          <draw:custom-shape draw:style-name="gr16" draw:text-style-name="P1" draw:layer="layout" svg:width="6.139cm" svg:height="2.328cm" svg:x="7.561cm" svg:y="7.138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848cm" svg:height="0.848cm" svg:x="8.196cm" svg:y="7.35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17" draw:text-style-name="P3" draw:layer="layout" svg:width="0.636cm" svg:height="0.636cm" svg:x="10.101cm" svg:y="7.561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17" draw:text-style-name="P3" draw:layer="layout" svg:width="0.848cm" svg:height="0.848cm" svg:x="11.158cm" svg:y="7.984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17" draw:text-style-name="P3" draw:layer="layout" svg:width="1.059cm" svg:height="1.059cm" svg:x="12.03cm" svg:y="7.35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17" draw:text-style-name="P3" draw:layer="layout" svg:width="1.059cm" svg:height="1.059cm" svg:x="9.044cm" svg:y="8.196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17" draw:text-style-name="P3" draw:layer="layout" svg:width="0.636cm" svg:height="0.636cm" svg:x="12.217cm" svg:y="8.62cm">
            <text:p text:style-name="P2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bastian</meta:initial-creator>
    <meta:creation-date>2008-10-23T11:04:03</meta:creation-date>
    <dc:creator>Sebastian</dc:creator>
    <dc:date>2008-10-24T11:43:43</dc:date>
    <meta:printed-by>Sebastian</meta:printed-by>
    <meta:print-date>2008-10-23T15:56:40</meta:print-date>
    <meta:editing-cycles>11</meta:editing-cycles>
    <meta:editing-duration>PT5H29M2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